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table:number-columns-repeated="2"/>
        </table:table-row>
        <table:table-row table:style-name="ro2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table:number-columns-repeated="2"/>
        </table:table-row>
        <table:table-row table:style-name="ro2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2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4" calcext:value-type="date">
            <text:p>Friday, 2016-11-04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office:value-type="string" calcext:value-type="string">
            <text:p>Reviews</text:p>
          </table:table-cell>
          <table:table-cell/>
        </table:table-row>
        <table:table-row table:style-name="ro2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table:number-columns-repeated="2"/>
        </table:table-row>
        <table:table-row table:style-name="ro2">
          <table:table-cell office:value-type="date" office:date-value="2016-11-08" calcext:value-type="date">
            <text:p>Tuesday, 2016-11-08</text:p>
          </table:table-cell>
          <table:table-cell table:style-name="ce6" table:number-columns-repeated="2"/>
          <table:table-cell table:style-name="ce6"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2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1-10" calcext:value-type="date">
            <text:p>Thursday, 2016-1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30M00S" calcext:value-type="time">
            <text:p>05:30</text:p>
          </table:table-cell>
          <table:table-cell table:style-name="ce6" office:value-type="time" office:time-value="PT02H30M00S" calcext:value-type="time">
            <text:p>02:30</text:p>
          </table:table-cell>
          <table:table-cell table:number-columns-repeated="2"/>
        </table:table-row>
        <table:table-row table:style-name="ro2">
          <table:table-cell office:value-type="date" office:date-value="2016-11-11" calcext:value-type="date">
            <text:p>Friday, 2016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2" calcext:value-type="date">
            <text:p>Saturday, 2016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4" calcext:value-type="date">
            <text:p>Monday, 2016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5" calcext:value-type="date">
            <text:p>Tuesday, 2016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6" calcext:value-type="date">
            <text:p>Wednesday, 2016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7" calcext:value-type="date">
            <text:p>Thursday, 2016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9" calcext:value-type="date">
            <text:p>Saturday, 2016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0" calcext:value-type="date">
            <text:p>Sunday, 2016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1" calcext:value-type="date">
            <text:p>Monday, 2016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2" calcext:value-type="date">
            <text:p>Tuesday, 2016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3" calcext:value-type="date">
            <text:p>Wednesday, 2016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4" calcext:value-type="date">
            <text:p>Thursday, 2016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5" calcext:value-type="date">
            <text:p>Friday, 2016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8" calcext:value-type="date">
            <text:p>Monday, 2016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9" calcext:value-type="date">
            <text:p>Tuesday, 2016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30" calcext:value-type="date">
            <text:p>Wednesday, 2016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1" calcext:value-type="date">
            <text:p>Thursday, 2016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2" calcext:value-type="date">
            <text:p>Friday, 2016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3" calcext:value-type="date">
            <text:p>Saturday, 2016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4" calcext:value-type="date">
            <text:p>Sunday, 2016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5" calcext:value-type="date">
            <text:p>Monday, 2016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6" calcext:value-type="date">
            <text:p>Tuesday, 2016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7" calcext:value-type="date">
            <text:p>Wednesday, 2016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8" calcext:value-type="date">
            <text:p>Thursday, 2016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9" calcext:value-type="date">
            <text:p>Friday, 2016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12H00M00S" calcext:value-type="time">
            <text:p>12:00</text:p>
          </table:table-cell>
          <table:table-cell table:style-name="ce7" table:formula="of:=SUM([.C4:.C120])" office:value-type="time" office:time-value="PT16H25M00S" calcext:value-type="time">
            <text:p>16:25</text:p>
          </table:table-cell>
          <table:table-cell table:style-name="ce7" table:formula="of:=SUM([.D4:.D120])" office:value-type="time" office:time-value="PT13H30M00S" calcext:value-type="time">
            <text:p>13:30</text:p>
          </table:table-cell>
          <table:table-cell/>
          <table:table-cell table:style-name="ce10" table:formula="of:=SUM([.B122:.D122])" office:value-type="time" office:time-value="PT41H55M00S" calcext:value-type="time">
            <text:p>41:55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6:52:04.1150504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15M9S</meta:editing-duration>
    <meta:editing-cycles>13</meta:editing-cycles>
    <meta:generator>LibreOffice/5.1.4.2$Linux_X86_64 LibreOffice_project/10m0$Build-2</meta:generator>
    <meta:initial-creator>Kai Mindermann</meta:initial-creator>
    <dc:date>2016-11-10T16:53:48.598161618</dc:date>
    <meta:document-statistic meta:table-count="1" meta:cell-count="166" meta:object-count="0"/>
  </office:meta>
</office:document-meta>
</file>